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da6d" officeooo:paragraph-rsid="001ada6d"/>
    </style:style>
    <style:style style:name="P2" style:family="paragraph" style:parent-style-name="Standard">
      <style:text-properties officeooo:rsid="0018ae37" officeooo:paragraph-rsid="0018ae37"/>
    </style:style>
    <style:style style:name="P3" style:family="paragraph" style:parent-style-name="Standard">
      <style:text-properties officeooo:rsid="0018ae37" officeooo:paragraph-rsid="0018ae37"/>
    </style:style>
    <style:style style:name="T1" style:family="text">
      <style:text-properties officeooo:rsid="0018ae37"/>
    </style:style>
    <style:style style:name="T2" style:family="text">
      <style:text-properties officeooo:rsid="001a71fe"/>
    </style:style>
    <style:style style:name="T3" style:family="text">
      <style:text-properties officeooo:rsid="001b1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étodo<text:span text:style-name="T3">s</text:span> <text:span text:style-name="T1">Á</text:span>gile<text:span text:style-name="T1">s</text:span></text:p>
      <text:h text:style-name="Heading_20_1" text:outline-level="1">Metodología:</text:h>
      <text:p text:style-name="P2">Hemos elegido la metodología Kanban porque es simple e intuitiva (está dividido en columnas de pendiente, en progreso y finalizado), se puede ajustar sobre la marcha y reorganizarla, <text:span text:style-name="T2">permitiendo imprevistos sin tener que rehacer la planificación</text:span>, <text:span text:style-name="T2">se pueden saber fácilmente cuántas tareas hay en curso y además es muy usado en el entorno profesional.</text:span></text:p>
      <text:p text:style-name="P2"/>
      <text:h text:style-name="Heading_20_1" text:outline-level="1">Herramienta:</text:h>
      <text:p text:style-name="P2">Hemos elegido Monday.<text:span text:style-name="T2">com</text:span> porque lo hemos visto útil y facilita el control del progreso, asignar tareas y la comunicación. Se puede dividir el proyecto en fases y ver el avance facilmente y se adapta bien a las metodologías ágiles. También porque la hemos visto fácil de usar</text:p>
      <text:p text:style-name="P2"><text:a xlink:type="simple" xlink:href="https://marcos947726.monday.com/boards/5084867710/views/38551251" text:style-name="Internet_20_link" text:visited-style-name="Visited_20_Internet_20_Link">https://marcos947726.monday.com/boards/5084867710/views/38551251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da6d" officeooo:paragraph-rsid="001ada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Guerra López y Marcos Pérez Moreno<text:tab/><text:tab/>2º SMR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1T08:33:43.952000000</meta:creation-date>
    <dc:date>2025-11-11T09:20:42.944000000</dc:date>
    <meta:editing-duration>PT4M31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7" meta:word-count="115" meta:character-count="775" meta:non-whitespace-character-count="666"/>
  </office:meta>
</office:document-meta>
</file>